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4-12-1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4-03-18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2-12-0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1-12-1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20-12-11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9-12-1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8-12-11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2632" calcext:value-type="float">
            <text:p>110.2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7-1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6-12-0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1024" calcext:value-type="float">
            <text:p>110.3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6184" calcext:value-type="float">
            <text:p>109.6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0944" calcext:value-type="float">
            <text:p>109.6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4392" calcext:value-type="float">
            <text:p>109.0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9904" calcext:value-type="float">
            <text:p>108.9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200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9656" calcext:value-type="float">
            <text:p>104.6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2592" calcext:value-type="float">
            <text:p>106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2344" calcext:value-type="float">
            <text:p>105.6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8736" calcext:value-type="float">
            <text:p>108.7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2464" calcext:value-type="float">
            <text:p>106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984" calcext:value-type="float">
            <text:p>104.6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7488" calcext:value-type="float">
            <text:p>104.1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8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04" calcext:value-type="float">
            <text:p>104.7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0101</text:p>
          </table:table-cell>
          <table:table-cell office:value-type="string" calcext:value-type="string">
            <text:p>Overstreet Lake Quad</text:p>
          </table:table-cell>
          <table:table-cell office:value-type="string" calcext:value-type="string">
            <text:p>196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